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verdana" svg:font-family="verdana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7f0055" style:font-name="Consolas" fo:font-size="10pt" fo:font-weight="bold" style:font-size-asian="10pt" style:font-weight-asian="bold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7f0055" style:font-name="Consolas" fo:font-size="10pt" fo:font-weight="bold" style:font-size-asian="10pt" style:font-weight-asian="bold"/>
    </style:style>
    <style:style style:name="T3" style:family="text">
      <style:text-properties fo:color="#000000" style:font-name="Consolas" fo:font-size="10pt" style:font-size-asian="10pt"/>
    </style:style>
    <style:style style:name="T4" style:family="text">
      <style:text-properties fo:color="#000000" style:font-name="Consolas" fo:font-size="10pt" style:font-size-asian="10pt"/>
    </style:style>
    <style:style style:name="T5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6" style:family="text">
      <style:text-properties fo:color="#2a00ff" style:font-name="Consolas" fo:font-size="10pt" style:font-size-asian="10pt"/>
    </style:style>
    <style:style style:name="T7" style:family="text">
      <style:text-properties fo:color="#2a00ff" style:font-name="Consolas" fo:font-size="10pt" style:font-size-asian="10pt"/>
    </style:style>
    <style:style style:name="T8" style:family="text">
      <style:text-properties fo:color="#6a3e3e" style:font-name="Consolas" fo:font-size="10pt" style:font-size-asian="10pt"/>
    </style:style>
    <style:style style:name="T9" style:family="text">
      <style:text-properties fo:color="#6a3e3e" style:font-name="Consolas" fo:font-size="10pt" style:font-size-asian="10pt"/>
    </style:style>
    <style:style style:name="T10" style:family="text">
      <style:text-properties fo:font-variant="normal" fo:text-transform="none" fo:color="#0000ff" style:font-name="Open Sans" fo:font-size="9.75pt" fo:letter-spacing="normal" fo:font-style="normal" fo:font-weight="normal"/>
    </style:style>
    <style:style style:name="T11" style:family="text">
      <style:text-properties fo:font-variant="normal" fo:text-transform="none" fo:color="#0000ff" style:font-name="Open Sans" fo:font-size="9.75pt" fo:letter-spacing="normal" fo:font-style="normal" fo:font-weight="normal" officeooo:rsid="000aacdd"/>
    </style:style>
    <style:style style:name="T12" style:family="text">
      <style:text-properties fo:font-variant="normal" fo:text-transform="none" fo:color="#0000ff" style:font-name="Open Sans" fo:font-size="9.75pt" fo:letter-spacing="normal" fo:font-style="normal" fo:font-weight="normal" style:font-size-asian="10pt"/>
    </style:style>
    <style:style style:name="T13" style:family="text">
      <style:text-properties fo:font-variant="normal" fo:text-transform="none" fo:color="#0000ff" fo:letter-spacing="normal"/>
    </style:style>
    <style:style style:name="T14" style:family="text">
      <style:text-properties fo:font-variant="normal" fo:text-transform="none" fo:color="#000000" style:font-name="Consolas" fo:font-size="10pt" fo:letter-spacing="normal" fo:font-style="normal" fo:font-weight="normal" style:font-size-asian="10pt"/>
    </style:style>
    <style:style style:name="T15" style:family="text">
      <style:text-properties fo:font-variant="normal" fo:text-transform="none" fo:color="#000000" style:font-name="Consolas" fo:font-size="10pt" fo:letter-spacing="normal" fo:font-style="normal" fo:font-weight="normal" officeooo:rsid="000cf324" style:font-size-asian="10pt"/>
    </style:style>
    <style:style style:name="T16" style:family="text">
      <style:text-properties fo:color="#0000c0" style:font-name="Consolas" fo:font-size="10pt" fo:font-style="italic" style:text-underline-style="solid" style:text-underline-width="auto" style:text-underline-color="font-color" fo:font-weight="bold" style:font-size-asian="10pt" style:font-style-asian="italic" style:font-weight-asian="bold"/>
    </style:style>
    <style:style style:name="T17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18" style:family="text">
      <style:text-properties fo:color="#0000c0" style:font-name="Consolas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pan text:style-name="T11">w</text:span><text:span text:style-name="T10">rite a program for the following steps:</text:span><text:line-break/><text:line-break/><text:span text:style-name="T10">a. Create a class as “Animal” and create a method name as “run” with return type String and return the string as "Animal has four legs"</text:span><text:line-break/><text:span text:style-name="T10">b. Create a class as “Dog” and create a method name as “bark” with return type String and return the string as ”Dog is barking”</text:span><text:line-break/><text:span text:style-name="T10">c. Create a class as “BabyDog” and create a method name as “drink”</text:span><text:line-break/><text:span text:style-name="T10">with return type String and return the string as ”BabyDog drinks milk”</text:span><text:line-break/><text:span text:style-name="T10">d. create a main method inside the class “BabyDog”</text:span><text:line-break/><text:span text:style-name="T10">e. Create one object for class “BabyDog” to access all the methods (legs, bark, drink) in main method and print them in order as (Animal, Dog and BabyDog)</text:span><text:line-break/><text:line-break/><text:span text:style-name="T10">Structure </text:span><text:line-break/><text:span text:style-name="T13">    </text:span><text:span text:style-name="T10">Animal → Dog → BabyDog</text:span> </text:p>
      <text:p text:style-name="P4"/>
      <text:p text:style-name="P1"><text:span text:style-name="T1">public</text:span><text:span text:style-name="T3"> </text:span><text:span text:style-name="T1">class</text:span><text:span text:style-name="T3"> Animal {</text:span></text:p>
      <text:p text:style-name="P1"><text:span text:style-name="T1">public</text:span><text:span text:style-name="T3"> String run(){</text:span></text:p>
      <text:p text:style-name="P1"><text:span text:style-name="T3"><text:tab/></text:span><text:span text:style-name="T1">return</text:span><text:span text:style-name="T3"> (</text:span><text:span text:style-name="T6">"Animal has four legs"</text:span><text:span text:style-name="T3"> );</text:span></text:p>
      <text:p text:style-name="P5">}</text:p>
      <text:p text:style-name="P5">}</text:p>
      <text:p text:style-name="P1"><text:span text:style-name="T1">class</text:span><text:span text:style-name="T3"> Dog </text:span><text:span text:style-name="T1">extends</text:span><text:span text:style-name="T3"> Animal{</text:span></text:p>
      <text:p text:style-name="P1"><text:span text:style-name="T3"><text:tab/></text:span><text:span text:style-name="T1">public</text:span><text:span text:style-name="T3"> String bark(){</text:span></text:p>
      <text:p text:style-name="P1"><text:span text:style-name="T3"><text:tab/><text:tab/></text:span><text:span text:style-name="T1">return</text:span><text:span text:style-name="T3">(</text:span><text:span text:style-name="T6">"Dog is barking"</text:span><text:span text:style-name="T3">);</text:span></text:p>
      <text:p text:style-name="P5"><text:tab/>}</text:p>
      <text:p text:style-name="P2"/>
      <text:p text:style-name="P5">}</text:p>
      <text:p text:style-name="P1"><text:span text:style-name="T1">class</text:span><text:span text:style-name="T3"> BabyDog </text:span><text:span text:style-name="T1">extends</text:span><text:span text:style-name="T3"> Dog{</text:span></text:p>
      <text:p text:style-name="P1"><text:span text:style-name="T3"><text:tab/></text:span><text:span text:style-name="T1">public</text:span><text:span text:style-name="T3"> String drink(){</text:span></text:p>
      <text:p text:style-name="P1"><text:span text:style-name="T3"><text:tab/><text:tab/></text:span><text:span text:style-name="T1">return</text:span><text:span text:style-name="T3"> (</text:span><text:span text:style-name="T6">"BabyDog drinks milk"</text:span><text:span text:style-name="T3">);</text:span></text:p>
      <text:p text:style-name="P5"><text:tab/>}</text:p>
      <text:p text:style-name="P1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</text:span><text:span text:style-name="T8">args</text:span><text:span text:style-name="T3">) {</text:span></text:p>
      <text:p text:style-name="P1"><text:span text:style-name="T3"><text:tab/><text:tab/>BabyDog </text:span><text:span text:style-name="T8">b</text:span><text:span text:style-name="T3">=</text:span><text:span text:style-name="T1">new</text:span><text:span text:style-name="T3"> BabyDog();</text:span></text:p>
      <text:p text:style-name="P1"><text:span text:style-name="T3"><text:tab/><text:tab/></text:span><text:span text:style-name="T8">b</text:span><text:span text:style-name="T3">.run();</text:span></text:p>
      <text:p text:style-name="P5"><text:tab/>}</text:p>
      <text:p text:style-name="P5">}</text:p>
      <text:p text:style-name="Standard"/>
      <text:p text:style-name="P3"><text:span text:style-name="T10">Write a program to create:</text:span><text:line-break/><text:line-break/><text:span text:style-name="T10">a. Create a class “Animal” and method name should be “eat” with return type as string and return any value</text:span><text:line-break/><text:span text:style-name="T10">b. Create a subclass named Dog and create the method named “eat” with return type as string. Return the string value “Dog is eating......”</text:span><text:line-break/><text:span text:style-name="T10">c. Create a new method named “test” under the class "Dog" with return type as string.  In this method, create an object variable of type Dog.  Up-cast this variable to “Animal” class and access “eat” method in “Animal” class and return the same.</text:span><text:line-break/><text:line-break/><text:span text:style-name="T10">Note: The above program is related to Up-casting</text:span> </text:p>
      <text:p text:style-name="P1"><text:span text:style-name="T1">public</text:span><text:span text:style-name="T3"> </text:span><text:span text:style-name="T1">class</text:span><text:span text:style-name="T3"> Animal {</text:span></text:p>
      <text:p text:style-name="P1"><text:span text:style-name="T1">public</text:span><text:span text:style-name="T3"> String eat(){</text:span></text:p>
      <text:p text:style-name="P1"><text:span text:style-name="T3"><text:tab/></text:span><text:span text:style-name="T1">return</text:span><text:span text:style-name="T3"> </text:span><text:span text:style-name="T6">"join"</text:span><text:span text:style-name="T3">;</text:span></text:p>
      <text:p text:style-name="P1"><text:span text:style-name="T3">}</text:span></text:p>
      <text:p text:style-name="P1"><text:span text:style-name="T3">}</text:span></text:p>
      <text:p text:style-name="P1"><text:span text:style-name="T1">class</text:span><text:span text:style-name="T3"> Dog </text:span><text:span text:style-name="T1">extends</text:span><text:span text:style-name="T3"> Animal{</text:span></text:p>
      <text:p text:style-name="P1"><text:span text:style-name="T3"><text:tab/></text:span><text:span text:style-name="T1">private</text:span><text:span text:style-name="T3"> </text:span><text:span text:style-name="T1">static</text:span><text:span text:style-name="T3"> </text:span><text:span text:style-name="T1">final</text:span><text:span text:style-name="T3"> String </text:span><text:span text:style-name="T16">Animal</text:span><text:span text:style-name="T3"> = </text:span><text:span text:style-name="T1">null</text:span><text:span text:style-name="T3">;</text:span></text:p>
      <text:p text:style-name="P1"><text:soft-page-break/><text:span text:style-name="T3"><text:tab/></text:span><text:span text:style-name="T1">public</text:span><text:span text:style-name="T3"> String eat(){</text:span></text:p>
      <text:p text:style-name="P1"><text:span text:style-name="T3"><text:tab/><text:tab/></text:span><text:span text:style-name="T1">return</text:span><text:span text:style-name="T3"> </text:span><text:span text:style-name="T6">"Dog is eating......"</text:span><text:span text:style-name="T3">;</text:span></text:p>
      <text:p text:style-name="P1"><text:span text:style-name="T3"><text:tab/>}</text:span></text:p>
      <text:p text:style-name="P1"><text:span text:style-name="T3"><text:tab/>String test(){</text:span></text:p>
      <text:p text:style-name="P1"><text:span text:style-name="T3"><text:tab/><text:tab/></text:span><text:span text:style-name="T1">return</text:span><text:span text:style-name="T3"> </text:span><text:span text:style-name="T6">"godwin"</text:span><text:span text:style-name="T3">;</text:span></text:p>
      <text:p text:style-name="P1"><text:span text:style-name="T3"><text:tab/>}</text:span></text:p>
      <text:p text:style-name="P1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</text:span><text:span text:style-name="T8">args</text:span><text:span text:style-name="T3">) {</text:span></text:p>
      <text:p text:style-name="P1"><text:span text:style-name="T3"><text:tab/><text:tab/>Dog </text:span><text:span text:style-name="T8">D</text:span><text:span text:style-name="T3">=</text:span><text:span text:style-name="T1">new</text:span><text:span text:style-name="T3"> Dog();</text:span></text:p>
      <text:p text:style-name="P1"><text:span text:style-name="T3"><text:tab/>Animal </text:span><text:span text:style-name="T8">A</text:span><text:span text:style-name="T3">=(Animal) </text:span><text:span text:style-name="T8">D</text:span><text:span text:style-name="T3">;</text:span></text:p>
      <text:p text:style-name="P1"><text:span text:style-name="T3"><text:tab/></text:span><text:span text:style-name="T8">A</text:span><text:span text:style-name="T3">.eat();</text:span></text:p>
      <text:p text:style-name="P1"><text:span text:style-name="T3"><text:tab/>}</text:span></text:p>
      <text:p text:style-name="Standard"><text:span text:style-name="T3">}</text:span></text:p>
      <text:p text:style-name="Standard"><text:span text:style-name="T3"/></text:p>
      <text:p text:style-name="Standard"><text:span text:style-name="T12">Write a program to create an interface and implement the same</text:span><text:span text:style-name="T3"><text:line-break/><text:line-break/></text:span><text:span text:style-name="T12">a. Create a interface named "testinterface" and declare 2 methods named print() and show()</text:span><text:span text:style-name="T3"><text:line-break/></text:span><text:span text:style-name="T12">c. Implement the interface with class name “ClassA” and print any value</text:span><text:span text:style-name="T3"> </text:span></text:p>
      <text:p text:style-name="Standard"/>
      <text:p text:style-name="P1"><text:span text:style-name="T1">interface</text:span><text:span text:style-name="T3"> testinterface {</text:span></text:p>
      <text:p text:style-name="P1"><text:span text:style-name="T1">void</text:span><text:span text:style-name="T3"> print();</text:span></text:p>
      <text:p text:style-name="P1"><text:span text:style-name="T1">void</text:span><text:span text:style-name="T3"> show();</text:span></text:p>
      <text:p text:style-name="P1"><text:span text:style-name="T3">}</text:span></text:p>
      <text:p text:style-name="P1"><text:span text:style-name="T1">class</text:span><text:span text:style-name="T3"> ClassA </text:span><text:span text:style-name="T1">implements</text:span><text:span text:style-name="T3"> testinterface{</text:span></text:p>
      <text:p text:style-name="P1"><text:span text:style-name="T3"><text:tab/></text:span><text:span text:style-name="T1">public</text:span><text:span text:style-name="T3"> </text:span><text:span text:style-name="T1">void</text:span><text:span text:style-name="T3"> print(){System.</text:span><text:span text:style-name="T17">out</text:span><text:span text:style-name="T3">.println(</text:span><text:span text:style-name="T6">"Hello"</text:span><text:span text:style-name="T3">);}</text:span></text:p>
      <text:p text:style-name="P2"/>
      <text:p text:style-name="P1"><text:span text:style-name="T3"><text:tab/></text:span></text:p>
      <text:p text:style-name="P1"><text:span text:style-name="T3"><text:tab/></text:span><text:span text:style-name="T1">public</text:span><text:span text:style-name="T3"> </text:span><text:span text:style-name="T1">void</text:span><text:span text:style-name="T3"> show() {System.</text:span><text:span text:style-name="T17">out</text:span><text:span text:style-name="T3">.println(</text:span><text:span text:style-name="T6">"Welcome"</text:span><text:span text:style-name="T3">);</text:span></text:p>
      <text:p text:style-name="P1"><text:span text:style-name="T3"><text:tab/><text:tab/></text:span></text:p>
      <text:p text:style-name="P1"><text:span text:style-name="T3"><text:tab/><text:tab/></text:span></text:p>
      <text:p text:style-name="P1"><text:span text:style-name="T3"><text:tab/>}</text:span></text:p>
      <text:p text:style-name="Standard"><text:span text:style-name="T3">}</text:span></text:p>
      <text:p text:style-name="Standard"><text:span text:style-name="T3"/></text:p>
      <text:p text:style-name="Standard"><text:span text:style-name="T3"/></text:p>
      <text:p text:style-name="Standard"><text:span text:style-name="T14"><text:s/></text:span><text:span text:style-name="T15">21.</text:span><text:span text:style-name="T12">Write a program to do the following:</text:span><text:span text:style-name="T3"><text:line-break/><text:line-break/></text:span><text:span text:style-name="T12">a. Create a class named “Human” and  create another class “Heart”</text:span><text:span text:style-name="T3"><text:line-break/></text:span><text:span text:style-name="T12">b. In the class “Human” declare “age”  variable using private modifier with data type “int” and give value as “70”</text:span><text:span text:style-name="T3"><text:line-break/></text:span><text:span text:style-name="T12">c. Create a method name as “display” inside the class Heart with return type int. Access the age and return it</text:span><text:span text:style-name="T3"><text:line-break/></text:span><text:span text:style-name="T12">d. Create a main method inside the class “Human” and access the method “display” and the print the age</text:span><text:span text:style-name="T3"><text:line-break/><text:line-break/></text:span><text:span text:style-name="T12">Hint : Inner class concept, declare “Heart” class inside the “Human” class</text:span><text:span text:style-name="T3"> </text:span></text:p>
      <text:p text:style-name="Standard"><text:span text:style-name="T3"/></text:p>
      <text:p text:style-name="Standard"><text:span text:style-name="T3"/></text:p>
      <text:p text:style-name="P1"><text:span text:style-name="T1">public</text:span><text:span text:style-name="T3"> </text:span><text:span text:style-name="T1">class</text:span><text:span text:style-name="T3"> Human {</text:span></text:p>
      <text:p text:style-name="P1"><text:span text:style-name="T1">private</text:span><text:span text:style-name="T3"> </text:span><text:span text:style-name="T1">int</text:span><text:span text:style-name="T3"> </text:span><text:span text:style-name="T18">age</text:span><text:span text:style-name="T3">=70;</text:span></text:p>
      <text:p text:style-name="P1"><text:span text:style-name="T3"><text:s/></text:span><text:span text:style-name="T1">class</text:span><text:span text:style-name="T3"> Heart{</text:span></text:p>
      <text:p text:style-name="P1"><text:span text:style-name="T3"><text:tab/> </text:span><text:span text:style-name="T1">int</text:span><text:span text:style-name="T3"> display(){</text:span></text:p>
      <text:p text:style-name="P1"><text:span text:style-name="T3"><text:tab/><text:tab/></text:span><text:span text:style-name="T1">return</text:span><text:span text:style-name="T3"> (</text:span><text:span text:style-name="T18">age</text:span><text:span text:style-name="T3">);<text:tab/><text:tab/>}</text:span></text:p>
      <text:p text:style-name="P1"><text:span text:style-name="T3"><text:s/>}</text:span></text:p>
      <text:p text:style-name="P1"><text:span text:style-name="T3"><text:s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</text:span><text:span text:style-name="T8">args</text:span><text:span text:style-name="T3">) {</text:span></text:p>
      <text:p text:style-name="P1"><text:span text:style-name="T3"><text:tab/>Human </text:span><text:span text:style-name="T8">A</text:span><text:span text:style-name="T3">=</text:span><text:span text:style-name="T1">new</text:span><text:span text:style-name="T3"> Human();</text:span></text:p>
      <text:p text:style-name="P1"><text:span text:style-name="T3"><text:tab/></text:span><text:span text:style-name="T8">A</text:span><text:span text:style-name="T3">.</text:span><text:span text:style-name="T5">display</text:span><text:span text:style-name="T3">();</text:span></text:p>
      <text:p text:style-name="P1"><text:span text:style-name="T3">}</text:span></text:p>
      <text:p text:style-name="P1"><text:span text:style-name="T3">}</text:span></text:p>
      <text:p text:style-name="Standard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verdana" svg:font-family="verdana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7:27:28.120000000</meta:creation-date>
    <dc:date>2019-05-17T19:06:59.054000000</dc:date>
    <meta:editing-duration>PT54M15S</meta:editing-duration>
    <meta:editing-cycles>2</meta:editing-cycles>
    <meta:generator>LibreOffice/5.1.5.2$Windows_X86_64 LibreOffice_project/7a864d8825610a8c07cfc3bc01dd4fce6a9447e5</meta:generator>
    <meta:document-statistic meta:table-count="0" meta:image-count="0" meta:object-count="0" meta:page-count="2" meta:paragraph-count="65" meta:word-count="502" meta:character-count="2986" meta:non-whitespace-character-count="2476"/>
  </office:meta>
</office:document-meta>
</file>